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Tahoma" style:font-family-asian="Tahoma" style:font-family-complex="Tahoma" fo:background-color="transparent" fo:color="#000000"/>
    </style:style>
    <style:style style:name="T3" style:family="text">
      <style:text-properties fo:font-size="12.00pt" fo:font-weight="bold" fo:font-family="Tahoma" style:font-family-asian="Tahoma" style:font-family-complex="Tahoma" fo:background-color="transparent" fo:color="#000000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8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1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6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21" style:family="text">
      <style:text-properties fo:font-size="11.00pt" fo:font-weight="normal" fo:font-family="Tahoma" style:font-family-asian="Tahoma" style:font-family-complex="Tahoma" fo:background-color="transparent" fo:color="#00000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8.00pt" fo:font-weight="normal" fo:font-family="Tahoma" style:font-family-asian="Tahoma" style:font-family-complex="Tahoma" fo:background-color="transparent" fo:color="#000000" fo:font-style="italic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453.10pt" style:type="center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0.50pt" fo:text-indent="-0.50pt">
        <style:tab-stops>
          <style:tab-stop style:position="453.10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75694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06944in" fo:padding-right="0.006944in" fo:vertical-align="center" fo:background-color="transparent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text:span text:style-name="T1"><text:line-break/></text:span><text:span text:style-name="T2">Attestation d'</text:span><text:span text:style-name="T3">Assurance Mutuelle</text:span><text:span text:style-name="T4"><text:line-break/></text:span></text:p>
          </table:table-cell>
        </table:table-row>
      </table:table>
      <text:p text:style-name="P4"><text:span text:style-name="T4"/></text:p>
      <text:p text:style-name="P4"><text:span text:style-name="T5">Émilie Poulain</text:span><text:span text:style-name="T6"><text:line-break/></text:span><text:span text:style-name="T7">Votre adresse compl</text:span><text:span text:style-name="T8">ète</text:span><text:span text:style-name="T9"><text:line-break/></text:span><text:span text:style-name="T10">T</text:span><text:span text:style-name="T11">él : 06.00.00.00.00</text:span><text:span text:style-name="T12"><text:line-break/></text:span><text:span text:style-name="T13">Email : adresse@email.zz</text:span><text:span text:style-name="T14"><text:line-break/><text:line-break/><text:line-break/><text:tab/><text:tab/><text:tab/><text:tab/><text:line-break/><text:line-break/></text:span></text:p>
      <text:p text:style-name="P5"><text:span text:style-name="T15">Paris, le Samedi 11 F</text:span><text:span text:style-name="T16">évrier</text:span><text:span text:style-name="T17"><text:line-break/><text:line-break/><text:line-break/></text:span></text:p>
      <text:p text:style-name="P6"><text:span text:style-name="T18">Madame, Monsieur,</text:span><text:span text:style-name="T19"><text:line-break/><text:line-break/></text:span><text:span text:style-name="T20">Par la pr</text:span><text:span text:style-name="T21">ésente, je vous informe que j'ai un contrat d'assurance portant le numéro de contrat &lt;NUMERO DE POLICE D'ASSURANCE&gt; dont je suis titulaire depuis le &lt;DATE DE DEBUT DE CONTRAT&gt;.<text:line-break/><text:line-break/></text:span><text:span text:style-name="T22"><text:line-break/></text:span></text:p>
      <text:p text:style-name="P7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